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G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G6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4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3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4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7" style:family="paragraph" style:parent-style-name="Standard">
      <style:paragraph-properties fo:text-align="center" style:justify-single-word="false"/>
      <style:text-properties style:font-name="Gotham Book" fo:font-size="6pt" style:font-size-asian="6pt" style:font-size-complex="6pt"/>
    </style:style>
    <style:style style:name="P17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7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8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language-complex="ar" style:country-complex="SA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letter-spacing="0.007cm" fo:language="it" fo:country="IT" officeooo:rsid="00e801d6" style:font-name-complex="Times New Roman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29" style:family="text">
      <style:text-properties fo:color="#333333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size="7pt" style:font-size-asian="7pt" style:font-size-complex="7pt"/>
    </style:style>
    <style:style style:name="T39" style:family="text">
      <style:text-properties fo:color="#333333" fo:font-size="7pt" officeooo:rsid="00e801d6" style:font-size-asian="7pt" style:font-name-complex="Times New Roman" style:font-size-complex="7pt"/>
    </style:style>
    <style:style style:name="T40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1" style:family="text">
      <style:text-properties fo:color="#333333" fo:font-weight="bold" style:font-weight-asian="bold" style:font-name-complex="Helvetica" style:font-weight-complex="bold"/>
    </style:style>
    <style:style style:name="T42" style:family="text">
      <style:text-properties officeooo:rsid="013aad73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6" style:family="text">
      <style:text-properties officeooo:rsid="0090aa57"/>
    </style:style>
    <style:style style:name="T47" style:family="text">
      <style:text-properties officeooo:rsid="01889bc9"/>
    </style:style>
    <style:style style:name="T48" style:family="text">
      <style:text-properties officeooo:rsid="01833024"/>
    </style:style>
    <style:style style:name="T49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431666" style:font-weight-asian="bold" style:font-name-complex="Times New Roman" style:font-weight-complex="bold"/>
    </style:style>
    <style:style style:name="T52" style:family="text">
      <style:text-properties fo:font-weight="bold" officeooo:rsid="0263ff30" style:font-weight-asian="bold" style:font-name-complex="Times New Roman" style:font-weight-complex="bold"/>
    </style:style>
    <style:style style:name="T5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4" style:family="text">
      <style:text-properties officeooo:rsid="0093c4ce"/>
    </style:style>
    <style:style style:name="T55" style:family="text">
      <style:text-properties fo:font-style="normal" fo:background-color="transparent" loext:char-shading-value="0" style:font-style-asian="normal" style:font-style-complex="normal"/>
    </style:style>
    <style:style style:name="T5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2" style:family="text">
      <style:text-properties fo:font-variant="normal" fo:text-transform="none" style:text-outline="false" style:text-line-through-style="none" style:text-line-through-type="none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6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0" style:family="text">
      <style:text-properties fo:font-size="7pt" style:font-size-asian="7pt" style:font-size-complex="7pt"/>
    </style:style>
    <style:style style:name="T71" style:family="text">
      <style:text-properties fo:font-size="7pt" officeooo:rsid="01431666" style:font-size-asian="7pt" style:font-size-complex="7pt"/>
    </style:style>
    <style:style style:name="T72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0"><text:bookmark text:name="__DdeLink__1011_742129671"/><text:placeholder text:placeholder-type="text">&lt;setLang(o.partner_id.lang or  'en_US')&gt;</text:placeholder><text:span text:style-name="T39"><text:placeholder text:placeholder-type="text">&lt;translate(u'CODE')&gt;</text:placeholder></text:span></text:p>
            </table:table-cell>
            <table:table-cell table:style-name="Tabella2.B1" office:value-type="string">
              <text:p text:style-name="P130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table-cell table:style-name="Tabella2.B1" office:value-type="string">
              <text:p text:style-name="P180"><text:placeholder text:placeholder-type="text">&lt;translate(u'ITEM PHOTO')&gt;</text:placeholder></text:p>
            </table:table-cell>
            <table:table-cell table:style-name="Tabella2.B1" office:value-type="string">
              <text:p text:style-name="P180"><text:placeholder text:placeholder-type="text">&lt;translate(u'ORDERED COLOUR')&gt;</text:placeholder></text:p>
            </table:table-cell>
            <table:table-cell table:style-name="Tabella2.A1" office:value-type="string">
              <text:p text:style-name="P179"><text:placeholder text:placeholder-type="text">&lt;translate(u'Q.TY')&gt;</text:placeholder></text:p>
            </table:table-cell>
            <table:table-cell table:style-name="Tabella2.A1" office:value-type="string">
              <text:p text:style-name="P178"><text:bookmark-start text:name="__DdeLink__1383_742129671"/><text:placeholder text:placeholder-type="text">&lt;translate(u'RETAIL PRICE')&gt;</text:placeholder><text:bookmark-end text:name="__DdeLink__1383_742129671"/></text:p>
              <text:p text:style-name="P178"><text:placeholder text:placeholder-type="text">&lt;o.currency_id.symbol&gt;</text:placeholder></text:p>
            </table:table-cell>
            <table:table-cell table:style-name="Tabella2.A1" office:value-type="string">
              <text:p text:style-name="P178"><text:placeholder text:placeholder-type="text">&lt;translate(u'DISC OUNT')&gt;</text:placeholder></text:p>
              <text:p text:style-name="P178">%</text:p>
            </table:table-cell>
            <table:table-cell table:style-name="Tabella2.A1" office:value-type="string">
              <text:p text:style-name="P131"><text:span text:style-name="Strong_20_Emphasis"><text:span text:style-name="T63"><text:placeholder text:placeholder-type="text">&lt;translate(u'NET AMOUNT')&gt;</text:placeholder></text:span></text:span></text:p>
              <text:p text:style-name="P131"><text:span text:style-name="Strong_20_Emphasis"><text:span text:style-name="T63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77"/>
            </table:table-cell>
            <table:table-cell table:style-name="Tabella2.A1" office:value-type="string">
              <text:p text:style-name="P178"><text:placeholder text:placeholder-type="text">&lt;translate(u'TOTAL AMOUNT')&gt;</text:placeholder></text:p>
              <text:p text:style-name="P178"><text:placeholder text:placeholder-type="text">&lt;o.currency_id.symbol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1"><text:placeholder text:placeholder-type="text">&lt;ddt['description'] or ''&gt;</text:placeholder>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2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1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84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5"><text:span text:style-name="Strong_20_Emphasis"><text:span text:style-name="T67"><text:placeholder text:placeholder-type="text">&lt;if test="line.product_id.product_tmpl_id.prefix_code"&gt;</text:placeholder></text:span></text:span></text:p>
            <text:p text:style-name="P54"><text:span text:style-name="Strong_20_Emphasis"><text:span text:style-name="T66"><text:placeholder text:placeholder-type="text">&lt;line.product_id.product_tmpl_id.prefix_code&gt;</text:placeholder></text:span></text:span></text:p>
            <text:p text:style-name="P54"><text:bookmark-start text:name="__DdeLink__4328_788379106"/><text:bookmark-start text:name="__DdeLink__5188_1813818322"/><text:span text:style-name="Strong_20_Emphasis"><text:span text:style-name="T66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54"><text:bookmark-start text:name="__DdeLink__14861_788379106"/><text:span text:style-name="Strong_20_Emphasis"><text:span text:style-name="T67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3"><text:placeholder text:placeholder-type="text">&lt;line.name.replace('(NO DESC)', '')&gt;</text:placeholder></text:p>
            <text:p text:style-name="P76"><text:span text:style-name="Strong_20_Emphasis"><text:span text:style-name="T68"><text:placeholder text:placeholder-type="text">&lt;if test="check_installed_module('partner_product_additional_description')"&gt;</text:placeholder></text:span></text:span></text:p>
            <text:p text:style-name="P76"><text:span text:style-name="Strong_20_Emphasis"><text:span text:style-name="T68"><text:placeholder text:placeholder-type="text">&lt;if test="line.invoice_id.partner_product_additional_description_id"&gt;</text:placeholder></text:span></text:span></text:p>
            <text:p text:style-name="P76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76"><text:span text:style-name="Strong_20_Emphasis"><text:span text:style-name="T68"><text:placeholder text:placeholder-type="text">&lt;/if&gt;</text:placeholder></text:span></text:span></text:p>
            <text:p text:style-name="P103"><text:bookmark-start text:name="__DdeLink__1306_110173853911"/><text:span text:style-name="Strong_20_Emphasis"><text:span text:style-name="T69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5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76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0"><text:placeholder text:placeholder-type="text">&lt;if test="line.quantity != 0.00"&gt;</text:placeholder></text:p>
            <text:p text:style-name="P145"><text:placeholder text:placeholder-type="text">&lt;formatLang(line.quantity or 0.00)&gt;</text:placeholder></text:p>
            <text:p text:style-name="P139"><text:placeholder text:placeholder-type="text">&lt;/if&gt;</text:placeholder></text:p>
          </table:table-cell>
          <table:table-cell table:style-name="Tabella2.F9" office:value-type="string">
            <text:p text:style-name="P166"><text:bookmark-start text:name="__DdeLink__3778_861959380"/><text:placeholder text:placeholder-type="text">&lt;if test="line.quantity != 0.00 and not o.print_net_price"&gt;</text:placeholder></text:p>
            <text:p text:style-name="P36"><text:placeholder text:placeholder-type="text">&lt;formatLang(line.price_unit)&gt;</text:placeholder></text:p>
            <text:p text:style-name="P167"><text:placeholder text:placeholder-type="text">&lt;/if&gt;</text:placeholder></text:p>
            <text:p text:style-name="P167"><text:placeholder text:placeholder-type="text">&lt;if test="line.quantity != 0.00 and o.print_net_price"&gt;</text:placeholder></text:p>
            <text:p text:style-name="P153"><text:placeholder text:placeholder-type="text">&lt;formatLang(line.price_unit_net)&gt;</text:placeholder></text:p>
            <text:p text:style-name="P167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5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60"><text:placeholder text:placeholder-type="text">&lt;formatLang(line.discount, digits=1)&gt;</text:placeholder>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9" office:value-type="string">
            <text:p text:style-name="P154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69"><text:placeholder text:placeholder-type="text">&lt;if test="line.price_subtotal != 0.00"&gt;</text:placeholder></text:p>
            <text:p text:style-name="P152"><text:placeholder text:placeholder-type="text">&lt;formatLang(line.price_subtotal)&gt;</text:placeholder></text:p>
            <text:p text:style-name="P149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84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70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44"><text:placeholder text:placeholder-type="text">&lt;line.name&gt;</text:placeholder></text:p>
            <text:p text:style-name="P75"><text:span text:style-name="Strong_20_Emphasis"><text:span text:style-name="T68"><text:placeholder text:placeholder-type="text">&lt;if test="check_installed_module('partner_product_additional_description')"&gt;</text:placeholder></text:span></text:span></text:p>
            <text:p text:style-name="P75"><text:span text:style-name="Strong_20_Emphasis"><text:span text:style-name="T68"><text:placeholder text:placeholder-type="text">&lt;if test="line.invoice_id.partner_product_additional_description_id"&gt;</text:placeholder></text:span></text:span></text:p>
            <text:p text:style-name="P75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75"><text:span text:style-name="Strong_20_Emphasis"><text:span text:style-name="T68"><text:placeholder text:placeholder-type="text">&lt;/if&gt;</text:placeholder></text:span></text:span></text:p>
            <text:p text:style-name="P102"><text:bookmark-start text:name="__DdeLink__1306_11017385391"/><text:span text:style-name="Strong_20_Emphasis"><text:span text:style-name="T68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2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0"><text:placeholder text:placeholder-type="text">&lt;if test="line.quantity != 0.00"&gt;</text:placeholder></text:p>
            <text:p text:style-name="P141"><text:span text:style-name="Strong_20_Emphasis"><text:span text:style-name="T65"><text:placeholder text:placeholder-type="text">&lt;if test="not o.print_hide_uom"&gt;</text:placeholder></text:span></text:span><text:span text:style-name="Strong_20_Emphasis"><text:span text:style-name="T65"><text:placeholder text:placeholder-type="text">&lt;if test="not line.uos_id.name == 'Unit(s)'"&gt;</text:placeholder></text:span></text:span><text:span text:style-name="T70"><text:placeholder text:placeholder-type="text">&lt;line.uos_id and line.uos_id.name or ''&gt;</text:placeholder></text:span><text:placeholder text:placeholder-type="text">&lt;/if&gt;</text:placeholder><text:placeholder text:placeholder-type="text">&lt;/if&gt;</text:placeholder> <text:span text:style-name="T70"><text:placeholder text:placeholder-type="text">&lt;formatLang(line.quantity or 0.00)&gt;</text:placeholder></text:span></text:p>
            <text:p text:style-name="P139"><text:placeholder text:placeholder-type="text">&lt;/if&gt;</text:placeholder></text:p>
          </table:table-cell>
          <table:table-cell table:style-name="Tabella2.F12" office:value-type="string">
            <text:p text:style-name="P168"><text:placeholder text:placeholder-type="text">&lt;if test="line.quantity != 0.00 and not o.print_net_price"&gt;</text:placeholder></text:p>
            <text:p text:style-name="P172"><text:placeholder text:placeholder-type="text">&lt;formatLang(line.price_unit, digits=2)&gt;</text:placeholder></text:p>
            <text:p text:style-name="P168"><text:placeholder text:placeholder-type="text">&lt;/if&gt;</text:placeholder></text:p>
            <text:p text:style-name="P168"><text:placeholder text:placeholder-type="text">&lt;if test="line.quantity != 0.00 and o.print_net_price"&gt;</text:placeholder></text:p>
            <text:p text:style-name="P172"><text:placeholder text:placeholder-type="text">&lt;formatLang(line.price_unit_net)&gt;</text:placeholder></text:p>
            <text:p text:style-name="P168"><text:placeholder text:placeholder-type="text">&lt;/if&gt;</text:placeholder></text:p>
          </table:table-cell>
          <table:table-cell table:style-name="Tabella2.G12" office:value-type="string">
            <text:p text:style-name="P104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59"><text:placeholder text:placeholder-type="text">&lt;formatLang(line.discount,digits=1)&gt;</text:placeholder>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12" office:value-type="string">
            <text:p text:style-name="P154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68"><text:placeholder text:placeholder-type="text">&lt;if test="line.price_subtotal != 0.00"&gt;</text:placeholder></text:p>
            <text:p text:style-name="P171"><text:placeholder text:placeholder-type="text">&lt;formatLang(line.price_subtotal)&gt;</text:placeholder></text:p>
            <text:p text:style-name="P166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8"><text:placeholder text:placeholder-type="text">&lt;if test="invoice_weight()"&gt;</text:placeholder></text:p>
            <text:p text:style-name="P93"><text:bookmark-start text:name="__DdeLink__943_1928623897"/><text:placeholder text:placeholder-type="text">&lt;get_label(o,'volume').lower()&gt;</text:placeholder><text:bookmark-end text:name="__DdeLink__943_1928623897"/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8"><text:placeholder text:placeholder-type="text">&lt;if test="invoice_weight()"&gt;</text:placeholder></text:p>
            <text:p text:style-name="P93"><text:placeholder text:placeholder-type="text">&lt;get_label(o,'weight').lower(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8"><text:placeholder text:placeholder-type="text">&lt;if test="invoice_weight()"&gt;</text:placeholder></text:p>
            <text:p text:style-name="P93"><text:placeholder text:placeholder-type="text">&lt;get_label(o,'net_weight').lower(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7"><text:placeholder text:placeholder-type="text">&lt;if test="o.parcels&gt;0"&gt;</text:placeholder></text:p>
            <text:p text:style-name="P92"><text:placeholder text:placeholder-type="text">&lt;get_label(o,'parcels').lower()&gt;</text:placeholder></text:p>
            <text:p text:style-name="P87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92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7"><text:placeholder text:placeholder-type="text">&lt;if test="get_total_transport(o.invoice_line) &lt;&gt; 0.0"&gt;</text:placeholder></text:p>
            <text:p text:style-name="P92"><text:placeholder text:placeholder-type="text">&lt;translate(u'transport')&gt;</text:placeholder></text:p>
            <text:p text:style-name="P87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3"/>
          </table:table-cell>
          <table:table-cell table:style-name="Table12.A1" office:value-type="string">
            <text:p text:style-name="P92"><text:span text:style-name="T5"><text:placeholder text:placeholder-type="text">&lt;if test="get_total_other(o.invoice_line) &lt;&gt; 0.0"&gt;</text:placeholder></text:span><text:placeholder text:placeholder-type="text">&lt;translate(u'other'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3"/>
          </table:table-cell>
          <table:table-cell table:style-name="Table12.A1" office:value-type="string">
            <text:p text:style-name="P87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2"><text:placeholder text:placeholder-type="text">&lt;translate(u'goods amount')&gt;</text:placeholder></text:p>
            <text:p text:style-name="P87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89"><text:placeholder text:placeholder-type="text">&lt;if test="invoice_weight()"&gt;</text:placeholder></text:p>
            <text:p text:style-name="P94"><text:placeholder text:placeholder-type="text">&lt;formatLang(o.volume, digits=6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2" office:value-type="string">
            <text:p text:style-name="P89"><text:placeholder text:placeholder-type="text">&lt;if test="invoice_weight()"&gt;</text:placeholder></text:p>
            <text:p text:style-name="P94"><text:placeholder text:placeholder-type="text">&lt;formatLang(o.weight, digits=3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2" office:value-type="string">
            <text:p text:style-name="P89"><text:bookmark-start text:name="__DdeLink__1014_54864676"/><text:placeholder text:placeholder-type="text">&lt;if test="invoice_weight()"&gt;</text:placeholder><text:bookmark-end text:name="__DdeLink__1014_54864676"/></text:p>
            <text:p text:style-name="P94"><text:placeholder text:placeholder-type="text">&lt;formatLang(o.net_weight, digits=3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87"><text:placeholder text:placeholder-type="text">&lt;if test="o.parcels&gt;0"&gt;</text:placeholder></text:p>
            <text:p text:style-name="P53"><text:placeholder text:placeholder-type="text">&lt;o.parcels&gt;</text:placeholder></text:p>
            <text:p text:style-name="P87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92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8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7"><text:placeholder text:placeholder-type="text">&lt;if test="get_total_transport(o.invoice_line) &lt;&gt; 0.0"&gt;</text:placeholder></text:p>
            <text:p text:style-name="P92"><text:placeholder text:placeholder-type="text">&lt;formatLang(get_total_transport(o.invoice_line))&gt;</text:placeholder></text:p>
            <text:p text:style-name="P87"><text:bookmark text:name="__DdeLink__2249_5486467612"/><text:placeholder text:placeholder-type="text">&lt;/if&gt;</text:placeholder></text:p>
            <text:p text:style-name="P87"><text:placeholder text:placeholder-type="text">&lt;/if&gt;</text:placeholder></text:p>
          </table:table-cell>
          <table:table-cell table:style-name="Table12.B1" office:value-type="string">
            <text:p text:style-name="P93"/>
          </table:table-cell>
          <table:table-cell table:style-name="Table12.A2" office:value-type="string">
            <text:p text:style-name="P92"><text:span text:style-name="T5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3"/>
          </table:table-cell>
          <table:table-cell table:style-name="Table12.A2" office:value-type="string">
            <text:p text:style-name="P87"><text:placeholder text:placeholder-type="text">&lt;if test="check_installed_module('delivery_invoice_report')"&gt;</text:placeholder></text:p>
            <text:p text:style-name="P92"><text:placeholder text:placeholder-type="text">&lt;formatLang(get_total_goods(o.invoice_line))&gt;</text:placeholder></text:p>
            <text:p text:style-name="P87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6"><text:span text:style-name="T14"><text:placeholder text:placeholder-type="text">&lt;setLang(o.partner_id.lang or  'en_US')&gt;</text:placeholder></text:span><text:span text:style-name="T40"><text:placeholder text:placeholder-type="text">&lt;translate(u'description')&gt;</text:placeholder></text:span></text:p>
          </table:table-cell>
          <table:table-cell table:style-name="Table3.B1" office:value-type="string">
            <text:p text:style-name="P46"/>
          </table:table-cell>
          <table:table-cell table:style-name="Table3.A1" office:value-type="string">
            <text:p text:style-name="P48"><text:span text:style-name="T32"><text:placeholder text:placeholder-type="text">&lt;if test="not variant_images()"&gt;</text:placeholder></text:span><text:span text:style-name="T71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24"> </text:span><text:span text:style-name="T70"><text:placeholder text:placeholder-type="text">&lt;get_label(o,'amount_untaxed').lower()&gt;</text:placeholder></text:span><text:soft-page-break/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47"/>
          </table:table-cell>
          <table:table-cell table:style-name="Table3.A1" office:value-type="string">
            <text:p text:style-name="P48"><text:span text:style-name="T32"><text:placeholder text:placeholder-type="text">&lt;if test="not variant_images()"&gt;</text:placeholder></text:span><text:span text:style-name="T71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70"><text:placeholder text:placeholder-type="text">&lt;get_label(o,'amount_tax').lower()&gt;</text:placeholder></text:span><text:soft-page-break/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163"/>
          </table:table-cell>
          <table:table-cell table:style-name="Table3.A1" office:value-type="string">
            <text:p text:style-name="P164"><text:span text:style-name="T33"><text:placeholder text:placeholder-type="text">&lt;if test="not variant_images()"&gt;</text:placeholder></text:span><text:span text:style-name="T51">Totale </text:span><text:span text:style-name="T52">Fattura</text:span><text:span text:style-name="T72"> </text:span><text:soft-page-break/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50"><text:placeholder text:placeholder-type="text">&lt;translate(u'total invoice')&gt;</text:placeholder></text:span><text:span text:style-name="T15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57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7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7"/>
          </table:table-cell>
          <table:table-cell table:style-name="Table3.A3" office:value-type="string">
            <text:p text:style-name="P37"><text:placeholder text:placeholder-type="text">&lt;formatLang(line.base)&gt;</text:placeholder></text:p>
          </table:table-cell>
          <table:table-cell table:style-name="Table3.B1" office:value-type="string">
            <text:p text:style-name="P47"/>
          </table:table-cell>
          <table:table-cell table:style-name="Table3.A3" office:value-type="string">
            <text:p text:style-name="P37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59"/>
          </table:table-cell>
          <table:table-cell table:style-name="Table3.G3" office:value-type="string">
            <text:p text:style-name="P51"/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G3" office:value-type="string">
            <text:p text:style-name="P38"/>
          </table:table-cell>
          <table:table-cell table:style-name="Table3.B1" office:value-type="string">
            <text:p text:style-name="P86"/>
          </table:table-cell>
          <table:table-cell table:style-name="Table3.G3" office:value-type="string">
            <text:p text:style-name="P59"><text:placeholder text:placeholder-type="text">&lt;if test="len(get_group_tax(o.tax_line)) &gt; 1"&gt;</text:placeholder></text:p>
            <text:p text:style-name="P40"><text:bookmark-start text:name="__DdeLink__5002_1615888330"/><text:placeholder text:placeholder-type="text">&lt;formatLang(o.base_amount_tax)&gt;</text:placeholder><text:bookmark-end text:name="__DdeLink__5002_1615888330"/></text:p>
            <text:p text:style-name="P59"><text:placeholder text:placeholder-type="text">&lt;/if&gt;</text:placeholder></text:p>
          </table:table-cell>
          <table:table-cell table:style-name="Table3.B1" office:value-type="string">
            <text:p text:style-name="P47"/>
          </table:table-cell>
          <table:table-cell table:style-name="Table3.G3" office:value-type="string">
            <text:p text:style-name="P60"><text:placeholder text:placeholder-type="text">&lt;if test="len(get_group_tax(o.tax_line)) &gt; 1"&gt;</text:placeholder></text:p>
            <text:p text:style-name="P40"><text:placeholder text:placeholder-type="text">&lt;formatLang(o.tax_amount_tax)&gt;</text:placeholder></text:p>
            <text:p text:style-name="P59"><text:placeholder text:placeholder-type="text">&lt;/if&gt;</text:placeholder></text:p>
          </table:table-cell>
          <table:table-cell table:style-name="Table3.B1" office:value-type="string">
            <text:p text:style-name="P160"/>
          </table:table-cell>
          <table:table-cell table:style-name="Table3.G3" office:value-type="string">
            <text:p text:style-name="P174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A3" office:value-type="string">
            <text:p text:style-name="P39"/>
          </table:table-cell>
          <table:table-cell table:style-name="Table3.B1" office:value-type="string">
            <text:p text:style-name="P155"/>
          </table:table-cell>
          <table:table-cell table:style-name="Table3.A3" office:value-type="string">
            <text:p text:style-name="P156"/>
          </table:table-cell>
          <table:table-cell table:style-name="Table3.B1" office:value-type="string">
            <text:p text:style-name="P49"/>
          </table:table-cell>
          <table:table-cell table:style-name="Table3.G3" office:value-type="string">
            <text:p text:style-name="P50"/>
          </table:table-cell>
          <table:table-cell table:style-name="Table3.B1" office:value-type="string">
            <text:p text:style-name="P161"/>
          </table:table-cell>
          <table:table-cell table:style-name="Table3.G6" office:value-type="string">
            <text:p text:style-name="P162"/>
          </table:table-cell>
        </table:table-row>
        <table:table-row table:style-name="Table3.1">
          <table:table-cell table:style-name="Table3.A3" office:value-type="string">
            <text:p text:style-name="P39"><text:placeholder text:placeholder-type="text">&lt;translate(u'balance due')&gt;</text:placeholder></text:p>
          </table:table-cell>
          <table:table-cell table:style-name="Table3.B1" office:value-type="string">
            <text:p text:style-name="P155"/>
          </table:table-cell>
          <table:table-cell table:style-name="Table3.A3" office:value-type="string">
            <text:p text:style-name="P156"><text:placeholder text:placeholder-type="text">&lt;formatLang(o.residual)&gt;</text:placeholder></text:p>
          </table:table-cell>
          <table:table-cell table:style-name="Table3.B1" office:value-type="string">
            <text:p text:style-name="P49"/>
          </table:table-cell>
          <table:table-cell table:style-name="Table3.G3" office:value-type="string">
            <text:p text:style-name="P50"/>
          </table:table-cell>
          <table:table-cell table:style-name="Table3.B1" office:value-type="string">
            <text:p text:style-name="P161"/>
          </table:table-cell>
          <table:table-cell table:style-name="Table3.B1" office:value-type="string">
            <text:p text:style-name="P162"/>
          </table:table-cell>
        </table:table-row>
      </table:table>
      <text:p text:style-name="P17"/>
      <text:p text:style-name="P146"><text:placeholder text:placeholder-type="text">&lt;if test="o.print_payment_in_footer"&gt;</text:placeholder></text:p>
      <text:p text:style-name="P134"><text:placeholder text:placeholder-type="text">&lt;if test="o.move_id"&gt;</text:placeholder></text:p>
      <text:p text:style-name="P136"><text:placeholder text:placeholder-type="text">&lt;get_label(o,'date_due')&gt;</text:placeholder></text:p>
      <text:p text:style-name="P134"><text:placeholder text:placeholder-type="text">&lt;/if&gt;</text:placeholder></text:p>
      <text:p text:style-name="P135"><text:placeholder text:placeholder-type="text">&lt;for each="line in invoice_move_lines(o.move_id)"&gt;</text:placeholder></text:p>
      <text:p text:style-name="P138"><text:placeholder text:placeholder-type="text">&lt;setLang('it_IT')&gt;</text:placeholder></text:p>
      <text:p text:style-name="P137"><text:span text:style-name="T55"><text:placeholder text:placeholder-type="text">&lt;formatLang(line.date_maturity,date=True) or ''&gt;</text:placeholder></text:span><text:span text:style-name="T55"> </text:span><text:span text:style-name="T13"><text:placeholder text:placeholder-type="text">&lt;setLang(o.partner_id.lang or  'it_IT')&gt;</text:placeholder></text:span><text:span text:style-name="T13"> <text:s/></text:span><text:span text:style-name="T5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110"><text:placeholder text:placeholder-type="text">&lt;/for&gt;</text:placeholder></text:p>
      <text:p text:style-name="P127"><text:placeholder text:placeholder-type="text">&lt;if test="o.type == 'out_invoice' "&gt;</text:placeholder></text:p>
      <text:p text:style-name="P127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129"><text:placeholder text:placeholder-type="text">&lt;formatLang(o.date_due, date=True) or ''&gt;</text:placeholder></text:p>
      <text:p text:style-name="P132"><text:placeholder text:placeholder-type="text">&lt;setLang(o.partner_id.lang or  'it_IT')&gt;</text:placeholder></text:p>
      <text:p text:style-name="P128"><text:placeholder text:placeholder-type="text">&lt;/if&gt;</text:placeholder></text:p>
      <text:p text:style-name="P101"><text:placeholder text:placeholder-type="text">&lt;/if&gt;</text:placeholder></text:p>
      <text:p text:style-name="P101"><text:placeholder text:placeholder-type="text">&lt;/if&gt;</text:placeholder></text:p>
      <text:p text:style-name="P157"><text:placeholder text:placeholder-type="text">&lt;o.fiscal_position.note or ''&gt;</text:placeholder></text:p>
      <text:p text:style-name="P173"><text:placeholder text:placeholder-type="text">&lt;if test="check_installed_module('account_fiscal_position_rule_partner')"&gt;</text:placeholder></text:p>
      <text:p text:style-name="P150"><text:placeholder text:placeholder-type="text">&lt;if test="o.account_fiscal_position_rule_id"&gt;</text:placeholder></text:p>
      <text:p text:style-name="P158"><text:span text:style-name="T56">C</text:span><text:span text:style-name="T57">ome da vs. dichiarazione di intento n° </text:span><text:bookmark-start text:name="__DdeLink__1227_18662342702"/><text:span text:style-name="T57"><text:placeholder text:placeholder-type="text">&lt;o.account_fiscal_position_rule_id.name&gt;</text:placeholder></text:span><text:bookmark-end text:name="__DdeLink__1227_18662342702"/><text:span text:style-name="T57"> del </text:span><text:span text:style-name="T57"><text:placeholder text:placeholder-type="text">&lt;formatLang(o.account_fiscal_position_rule_id.date_issue, date=True) or ''&gt;</text:placeholder></text:span><text:span text:style-name="T57"> ricevuta in data </text:span><text:bookmark-start text:name="__DdeLink__1234_18662342702"/><text:span text:style-name="T57"><text:placeholder text:placeholder-type="text">&lt;formatLang(o.account_fiscal_position_rule_id.date_reception, date=True) or ''&gt;</text:placeholder></text:span><text:bookmark-end text:name="__DdeLink__1234_18662342702"/><text:span text:style-name="T57"> e protocollata al n</text:span><text:bookmark-start text:name="__DdeLink__3853_18662342702"/><text:span text:style-name="T57">°</text:span><text:bookmark-end text:name="__DdeLink__3853_18662342702"/><text:span text:style-name="T57"> </text:span><text:span text:style-name="T57"><text:placeholder text:placeholder-type="text">&lt;o.account_fiscal_position_rule_id.number_protocol&gt;</text:placeholder></text:span><text:span text:style-name="T57">.</text:span></text:p>
      <text:p text:style-name="P150"><text:placeholder text:placeholder-type="text">&lt;/if&gt;</text:placeholder></text:p>
      <text:p text:style-name="P151"><text:placeholder text:placeholder-type="text">&lt;/if&gt;</text:placeholder></text:p>
      <text:p text:style-name="P118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5" style:family="text">
      <style:text-properties fo:font-weight="bold" style:font-weight-asian="bold" style:font-weight-complex="bold"/>
    </style:style>
    <style:style style:name="MT36" style:family="text">
      <style:text-properties fo:color="#333333" fo:font-size="7pt" style:font-size-asian="7pt" style:font-size-complex="7pt"/>
    </style:style>
    <style:style style:name="MT37" style:family="text">
      <style:text-properties fo:color="#333333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letter-spacing="0.007cm" fo:language="it" fo:country="IT" officeooo:rsid="00e801d6" style:font-name-complex="Times New Roman"/>
    </style:style>
    <style:style style:name="MT40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bookmark-start text:name="__DdeLink__1803_433327400"/><text:placeholder text:placeholder-type="text">&lt;/for&gt;</text:placeholder><text:bookmark-end text:name="__DdeLink__1803_433327400"/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2"><text:placeholder text:placeholder-type="text">&lt;get_label(o,'address_shipping_id')&gt;</text:placeholder></text:span><text:span text:style-name="MT33">:</text:span></text:p>
              <text:p text:style-name="MP43"><text:span text:style-name="MT34"><text:placeholder text:placeholder-type="text">&lt;o.address_shipping_id.title&gt;</text:placeholder></text:span><text:span text:style-name="MT34"> </text:span><text:span text:style-name="MT35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36"><text:tab/></text:span><text:span text:style-name="MT37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2"><text:placeholder text:placeholder-type="text">&lt;get_label(o,'address_destination_id')&gt;</text:placeholder></text:span><text:span text:style-name="MT33">:</text:span></text:p>
              <text:p text:style-name="MP51"><text:span text:style-name="MT34"><text:placeholder text:placeholder-type="text">&lt;o.address_destination_id.title&gt;</text:placeholder></text:span><text:span text:style-name="MT34"> </text:span><text:span text:style-name="MT35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38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880_21413329701"/><text:bookmark text:name="__DdeLink__2210_744811069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39"><text:placeholder text:placeholder-type="text">&lt;translate(u'VAT #')&gt;</text:placeholder></text:span><text:span text:style-name="MT40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16T09:52:42.117000828</dc:date>
    <meta:editing-duration>P6DT13H38M51S</meta:editing-duration>
    <meta:editing-cycles>901</meta:editing-cycles>
    <meta:generator>LibreOffice/5.1.6.2$Linux_X86_64 LibreOffice_project/10m0$Build-2</meta:generator>
    <meta:document-statistic meta:table-count="11" meta:image-count="0" meta:object-count="0" meta:page-count="2" meta:paragraph-count="250" meta:word-count="788" meta:character-count="10683" meta:non-whitespace-character-count="10110"/>
  </office:meta>
</office:document-meta>
</file>